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417in" fo:margin-left="-0.0083in" fo:margin-top="0in" fo:margin-bottom="0in" table:align="left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0.4757in"/>
    </style:style>
    <style:style style:name="Table1.C" style:family="table-column">
      <style:table-column-properties style:column-width="0.85in"/>
    </style:style>
    <style:style style:name="Table1.D" style:family="table-column">
      <style:table-column-properties style:column-width="1.9083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1806in" fo:keep-together="auto"/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text-properties style:font-name="Courgette" fo:font-size="10pt" style:font-name-asian="Courgette1" style:font-size-asian="10pt" style:font-name-complex="Courgette1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1.5083in" fo:margin-right="0in" fo:text-indent="-1.5083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1.5083in" fo:margin-right="0in" fo:text-indent="-1.5083in" style:auto-text-indent="false">
        <style:tab-stops>
          <style:tab-stop style:position="0.5083in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left="0.6in" fo:margin-right="0in" fo:text-indent="-0.6in" style:auto-text-indent="false"/>
      <style:text-properties fo:font-size="10pt" style:font-size-asian="10pt" style:font-size-complex="10pt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 style:list-style-name="WWNum2">
      <style:paragraph-properties fo:margin-left="0.5083in" fo:margin-right="0in" fo:text-indent="-0.25in" style:auto-text-indent="false">
        <style:tab-stops>
          <style:tab-stop style:position="0.5083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margin-left="1.0083in" fo:margin-right="0in" fo:text-indent="-1.0083in" style:auto-text-indent="false">
        <style:tab-stops>
          <style:tab-stop style:position="0.2583in"/>
          <style:tab-stop style:position="1.0083in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Title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gette" fo:font-size="10pt" style:font-name-asian="Courgette1" style:font-size-asian="10pt" style:font-name-complex="Courgette1" style:font-size-complex="10pt"/>
    </style:style>
    <style:style style:name="T3" style:family="text">
      <style:text-properties officeooo:rsid="0013b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Đặc tả ca sử dụng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Tên ca sử dụng:<text:tab/></text:p>
            <text:p text:style-name="P1"/>
          </table:table-cell>
          <table:covered-table-cell/>
          <table:table-cell table:style-name="Table1.A1" office:value-type="string">
            <text:p text:style-name="P2">ID:<text:tab/></text:p>
          </table:table-cell>
          <table:table-cell table:style-name="Table1.A1" office:value-type="string">
            <text:p text:style-name="Standard"><text:span text:style-name="T1">Mức quan trọng:</text:span><text:span text:style-name="T2"> </text:span></text:p>
          </table:table-cell>
        </table:table-row>
        <table:table-row table:style-name="Table1.2">
          <table:table-cell table:style-name="Table1.A1" office:value-type="string">
            <text:p text:style-name="P2">Tác nhân chính:<text:tab/></text:p>
            <text:p text:style-name="P2"/>
          </table:table-cell>
          <table:table-cell table:style-name="Table1.A1" table:number-columns-spanned="3" office:value-type="string">
            <text:p text:style-name="P2">Loại Ca Sử Dụng:<text:tab/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Standard"><text:span text:style-name="T1">Các bên liên quan và mối quan tâm:</text:span><text:span text:style-name="T2"> <text:tab/>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5">Mô tả ngắn gọn:<text:tab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7">Kích hoạt:</text:p>
            <text:p text:style-name="Standard"><text:tab/><text:span text:style-name="T1">Loại:<text:tab/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2">Các mối liên hệ:</text:p>
            <text:p text:style-name="P6"><text:tab/><text:span text:style-name="T3">Tương tác</text:span>:<text:tab/></text:p>
            <text:p text:style-name="P6"><text:tab/>Bao gồm:<text:tab/><text:tab/></text:p>
            <text:p text:style-name="P6"><text:tab/>Mở rộng:<text:tab/><text:tab/></text:p>
            <text:p text:style-name="P6"><text:tab/>Khái quát hóa: <text:tab/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4">Luồng sự kiện thông thường:</text:p>
            <text:list xml:id="list3330258406" text:style-name="WWNum1">
              <text:list-item>
                <text:p text:style-name="P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2">Các luồng con:</text:p>
            <text:list xml:id="list3457845610" text:style-name="WWNum2">
              <text:list-item>
                <text:p text:style-name="P9"><text:bookmark text:name="_gjdgxs"/><text:s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0">Các luồng ngoại lệ/Tương đương:</text:p>
            <text:p text:style-name="P10"><text:tab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gette" svg:font-family="Courgett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gette1" svg:font-family="Courgette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200%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4f81bd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0pt"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S-" style:num-suffix=":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4-07T21:57:15.616318439</dc:date>
    <meta:editing-duration>PT9S</meta:editing-duration>
    <meta:editing-cycles>1</meta:editing-cycles>
    <meta:document-statistic meta:table-count="1" meta:image-count="0" meta:object-count="0" meta:page-count="1" meta:paragraph-count="21" meta:word-count="63" meta:character-count="302" meta:non-whitespace-character-count="236"/>
  </office:meta>
</office:document-meta>
</file>